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paragraph-rsid="0011b580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weight="bold" officeooo:rsid="004c16e9" officeooo:paragraph-rsid="004c16e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ans" officeooo:rsid="004b03bf" officeooo:paragraph-rsid="004b03bf"/>
    </style:style>
    <style:style style:name="P4" style:family="paragraph" style:parent-style-name="Standard">
      <style:paragraph-properties fo:text-align="justify" style:justify-single-word="false"/>
      <style:text-properties style:font-name="Liberation Sans" officeooo:rsid="004b03bf" officeooo:paragraph-rsid="004f4edd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Liberation Sans" officeooo:paragraph-rsid="004b03bf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Liberation Sans" officeooo:rsid="00512152" officeooo:paragraph-rsid="00512152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Liberation Sans" officeooo:rsid="004b03bf" officeooo:paragraph-rsid="004b03bf"/>
    </style:style>
    <style:style style:name="P8" style:family="paragraph" style:parent-style-name="Standard">
      <style:text-properties style:font-name="Liberation Sans" officeooo:rsid="004d6789" officeooo:paragraph-rsid="004d6789"/>
    </style:style>
    <style:style style:name="P9" style:family="paragraph" style:parent-style-name="Standard" style:list-style-name="L3">
      <style:text-properties style:font-name="Liberation Sans" officeooo:rsid="004d6789" officeooo:paragraph-rsid="004d6789"/>
    </style:style>
    <style:style style:name="P10" style:family="paragraph" style:parent-style-name="Standard">
      <style:text-properties officeooo:paragraph-rsid="0011b580"/>
    </style:style>
    <style:style style:name="T1" style:family="text">
      <style:text-properties officeooo:rsid="00301cb1"/>
    </style:style>
    <style:style style:name="T2" style:family="text">
      <style:text-properties officeooo:rsid="003d3f40"/>
    </style:style>
    <style:style style:name="T3" style:family="text">
      <style:text-properties officeooo:rsid="004b03bf"/>
    </style:style>
    <style:style style:name="T4" style:family="text">
      <style:text-properties officeooo:rsid="004df5c6"/>
    </style:style>
    <style:style style:name="T5" style:family="text">
      <style:text-properties officeooo:rsid="004f4edd"/>
    </style:style>
    <style:style style:name="T6" style:family="text">
      <style:text-properties officeooo:rsid="0011b580"/>
    </style:style>
    <style:style style:name="T7" style:family="text">
      <style:text-properties officeooo:rsid="005567cb"/>
    </style:style>
    <style:style style:name="T8" style:family="text">
      <style:text-properties style:font-name="Liberation Sans" fo:font-size="18pt" fo:font-weight="bold" officeooo:rsid="0011b580" style:font-size-asian="18pt" style:font-weight-asian="bold" style:font-size-complex="18pt" style:font-weight-complex="bold"/>
    </style:style>
    <style:style style:name="T9" style:family="text">
      <style:text-properties style:font-name="Liberation Sans" fo:font-size="18pt" fo:font-weight="bold" officeooo:rsid="005567cb" style:font-size-asian="18pt" style:font-weight-asian="bold" style:font-size-complex="18pt" style:font-weight-complex="bold"/>
    </style:style>
    <style:style style:name="T10" style:family="text">
      <style:text-properties style:font-name="Liberation Sans" officeooo:rsid="0011b580"/>
    </style:style>
    <style:style style:name="T11" style:family="text">
      <style:text-properties style:font-name="Liberation Sans" officeooo:rsid="005567cb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8">Documento de </text:span><text:span text:style-name="T9">glossário</text:span></text:p>
      <text:p text:style-name="P1"/>
      <text:p text:style-name="P10"><text:span text:style-name="T10">Data: </text:span><text:span text:style-name="T11">08/09/2022</text:span></text:p>
      <text:p text:style-name="P8">Versão: <text:span text:style-name="T4">1.0</text:span></text:p>
      <text:p text:style-name="P8"/>
      <text:p text:style-name="P8"/>
      <text:p text:style-name="P8"/>
      <text:list xml:id="list170365062" text:style-name="L3">
        <text:list-item>
          <text:p text:style-name="P9">Pet Shop é uma loja que vende produtos e serviços voltados para animais domésticos, que vão desde venda de rações, coleiras, brinquedos, camas e podem incluir serviços como hospedagem de animais e veterinário.</text:p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4" meta:word-count="41" meta:character-count="260" meta:non-whitespace-character-count="224"/>
  </office:meta>
</office:document-meta>
</file>